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luna-Regular" svg:font-family="Calluna-Regular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luna-Regular" style:font-size-asian="10pt" style:language-asian="none" style:country-asian="none" style:font-style-asian="normal" style:font-weight-asian="normal" style:font-name-complex="Calluna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luna-Regular" style:font-size-asian="10pt" style:language-asian="none" style:country-asian="none" style:font-style-asian="normal" style:font-weight-asian="normal" style:font-name-complex="Calluna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Calluna-Regular" fo:font-size="9pt" fo:font-style="normal" fo:font-weight="normal" style:font-name-asian="Calluna-Regular" style:font-size-asian="9pt" style:font-style-asian="normal" style:font-weight-asian="normal" style:font-name-complex="Calluna-Regular" style:font-size-complex="9pt" style:font-style-complex="normal" style:font-weight-complex="normal"/>
    </style:style>
    <style:style style:name="T2" style:family="text">
      <style:text-properties fo:color="#000000" style:font-name="Calluna-Regular" fo:font-size="9pt" fo:font-weight="normal" fo:font-style="normal" style:font-name-asian="Calluna-Regular" style:font-name-complex="Calluna-Regular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Fluff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9b596b-b830-4707-9bac-35845c672330</text:p>
          </table:table-cell>
          <table:table-cell table:style-name="ce8" office:value-type="string" calcext:value-type="string">
            <text:p> <text:span text:style-name="T2">Legion Praetor</text:span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664f118-e556-4c33-9b27-9d4f489113c0</text:p>
          </table:table-cell>
          <table:table-cell table:style-name="ce9" office:value-type="string" calcext:value-type="string">
            <text:p>Legion Cataphractii Praeto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17a4776-b28b-48a1-9daa-dd63d7cd18bd</text:p>
          </table:table-cell>
          <table:table-cell table:style-name="ce9" office:value-type="string" calcext:value-type="string">
            <text:p>Legion Tartaros Praeto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df1c3cb-4e0f-4ae6-b8f5-bc37d695728c</text:p>
          </table:table-cell>
          <table:table-cell table:style-name="ce9" office:value-type="string" calcext:value-type="string">
            <text:p>Legion Centur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d99b9f-515f-4e7e-916b-bac384111876</text:p>
          </table:table-cell>
          <table:table-cell table:style-name="ce9" office:value-type="string" calcext:value-type="string">
            <text:p>Legion Cataphractii Centurion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c563344-e06d-4812-9ffa-09d64f7e38a5</text:p>
          </table:table-cell>
          <table:table-cell table:style-name="ce9" office:value-type="string" calcext:value-type="string">
            <text:p>Legion Tartaros Centuri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6275234-5013-43c3-aea1-2636038d2cb2</text:p>
          </table:table-cell>
          <table:table-cell table:style-name="ce9" office:value-type="string" calcext:value-type="string">
            <text:p>Legion Command Squad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e79242-d38b-4020-a179-7dda2c9d1a01</text:p>
          </table:table-cell>
          <table:table-cell table:style-name="ce9" office:value-type="string" calcext:value-type="string">
            <text:p>Legion Cataphractii Command Squa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532fafb-7664-469e-bd06-885ae30d14fc</text:p>
          </table:table-cell>
          <table:table-cell table:style-name="ce9" office:value-type="string" calcext:value-type="string">
            <text:p>Legion Tartaros Command Squad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ea7afe-524c-4401-ab50-e67b86870fca</text:p>
          </table:table-cell>
          <table:table-cell table:style-name="ce9" office:value-type="string" calcext:value-type="string">
            <text:p>Legion Damocles Command Rhin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bab1a8-d741-4b81-85eb-5efe139fa2ba</text:p>
          </table:table-cell>
          <table:table-cell table:style-name="ce8" office:value-type="string" calcext:value-type="string">
            <text:p> <text:span text:style-name="T2">Legion Veteran Squad </text:span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ite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04c4576-2c16-40a4-8872-e8bebb0a8fb2</text:p>
          </table:table-cell>
          <table:table-cell table:style-name="ce9" office:value-type="string" calcext:value-type="string">
            <text:p>Legion Terminator Cataphractii Squad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lite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3662297-203e-42d6-ac63-b943ce2cfec7</text:p>
          </table:table-cell>
          <table:table-cell table:style-name="ce9" office:value-type="string" calcext:value-type="string">
            <text:p>Legion Terminator Tartaros Squa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lite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22dc2ce-67d8-486a-9df6-5b579500dc96</text:p>
          </table:table-cell>
          <table:table-cell table:style-name="ce9" office:value-type="string" calcext:value-type="string">
            <text:p>Legion Destroyer Assault Squa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lite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34c243-86f8-44a8-b914-91a27068f5a8</text:p>
          </table:table-cell>
          <table:table-cell table:style-name="ce9" office:value-type="string" calcext:value-type="string">
            <text:p>Legion Mortalis Destroyer Squa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lite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785791-b0ac-4144-80db-ea0d45b81908</text:p>
          </table:table-cell>
          <table:table-cell table:style-name="ce9" office:value-type="string" calcext:value-type="string">
            <text:p>Legion Apothecarion Detachme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lite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97efbb9-f5dc-4b01-86ef-ad0401e5d0c3</text:p>
          </table:table-cell>
          <table:table-cell table:style-name="ce9" office:value-type="string" calcext:value-type="string">
            <text:p>Legion Techmarine Covenant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lite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7bb4576-5734-4342-94da-88f7486dfa12</text:p>
          </table:table-cell>
          <table:table-cell table:style-name="ce9" office:value-type="string" calcext:value-type="string">
            <text:p>Legion Contemptor Dreadnought Talo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lite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d9accf-a970-435b-98bc-b1574661337f</text:p>
          </table:table-cell>
          <table:table-cell table:style-name="ce9" office:value-type="string" calcext:value-type="string">
            <text:p>Legion Rapier Batte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ite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a09ff77-67e0-436d-89d0-abc6ed033d20</text:p>
          </table:table-cell>
          <table:table-cell table:style-name="ce8" office:value-type="string" calcext:value-type="string">
            <text:p> <text:span text:style-name="T2">Legion Tactical Squad 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oops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265837-51c8-424d-b64e-e0ff4ca47d44</text:p>
          </table:table-cell>
          <table:table-cell table:style-name="ce9" office:value-type="string" calcext:value-type="string">
            <text:p>Legion Despoiler Squa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oops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b33bef-ac06-49b7-854b-279d17bc74e1</text:p>
          </table:table-cell>
          <table:table-cell table:style-name="ce9" office:value-type="string" calcext:value-type="string">
            <text:p>Legion Assault Squad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oops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52290b-f718-4fbb-9ea2-7b45989c3314</text:p>
          </table:table-cell>
          <table:table-cell table:style-name="ce9" office:value-type="string" calcext:value-type="string">
            <text:p>Legion Breacher Squad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oops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788cbbd-46d8-4deb-804d-4f848bd4bd5d</text:p>
          </table:table-cell>
          <table:table-cell table:style-name="ce9" office:value-type="string" calcext:value-type="string">
            <text:p>Legion Tactical Support Squa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oops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d415a3-fe57-4431-b140-540dd1c19770</text:p>
          </table:table-cell>
          <table:table-cell table:style-name="ce9" office:value-type="string" calcext:value-type="string">
            <text:p>Legion Reconnaissance Squa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oops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4e432e9-96bb-4318-a1e0-f5298a603659</text:p>
          </table:table-cell>
          <table:table-cell table:style-name="ce9" office:value-type="string" calcext:value-type="string">
            <text:p>Legion Scout Squad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oops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587eafc-8842-44e3-b537-9d59c6db7928</text:p>
          </table:table-cell>
          <table:table-cell table:style-name="ce8" office:value-type="string" calcext:value-type="string">
            <text:p> <text:span text:style-name="T2">Legion Rhino Transport </text:span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dicated Trans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ac9b97-05fb-4adf-98a5-1903ec402b4c</text:p>
          </table:table-cell>
          <table:table-cell table:style-name="ce9" office:value-type="string" calcext:value-type="string">
            <text:p>Legion Drop Pod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dicated Trans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572a59-de6f-4d15-a417-a44b693d9860</text:p>
          </table:table-cell>
          <table:table-cell table:style-name="ce9" office:value-type="string" calcext:value-type="string">
            <text:p>Legion Dreadnought Drop Pod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dicated Trans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0b8671-7ac7-4096-8412-664801c42271</text:p>
          </table:table-cell>
          <table:table-cell table:style-name="ce9" office:value-type="string" calcext:value-type="string">
            <text:p>Legion Termite Assault Dril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dicated Trans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659ffe-283c-4219-9d87-36b8c0a5b959</text:p>
          </table:table-cell>
          <table:table-cell table:style-name="ce8" office:value-type="string" calcext:value-type="string">
            <text:p> <text:span text:style-name="T2">Legion Seeker Squad</text:span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st Attack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daa052d-883b-434a-a56e-d62cf129f640</text:p>
          </table:table-cell>
          <table:table-cell table:style-name="ce9" office:value-type="string" calcext:value-type="string">
            <text:p>Legion Outrider Squadron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st Attack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bf5e7-d55a-40ac-9026-3601ea3e64c5</text:p>
          </table:table-cell>
          <table:table-cell table:style-name="ce9" office:value-type="string" calcext:value-type="string">
            <text:p>Legion Sabre Strike Squadr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st Attack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efa15ac-e371-40e4-9022-e9be873f3b07</text:p>
          </table:table-cell>
          <table:table-cell table:style-name="ce9" office:value-type="string" calcext:value-type="string">
            <text:p>Legion Sky-hunter Squadr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st Attack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c1b5ff-149a-4843-ad6b-2e1df503179b</text:p>
          </table:table-cell>
          <table:table-cell table:style-name="ce9" office:value-type="string" calcext:value-type="string">
            <text:p>Legion Javelin Squadro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st Attack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3249e9-099b-4af5-9df9-b7f7d1244663</text:p>
          </table:table-cell>
          <table:table-cell table:style-name="ce9" office:value-type="string" calcext:value-type="string">
            <text:p>Legion Proteus Land Speeder Squadr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st Attack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ba4272-4f60-431d-95d2-8a337b110a1b</text:p>
          </table:table-cell>
          <table:table-cell table:style-name="ce9" office:value-type="string" calcext:value-type="string">
            <text:p>Legion Storm Eagle Gunship 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ast Attack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5963af-a02c-4647-a0d7-b8afe0266e3a</text:p>
          </table:table-cell>
          <table:table-cell table:style-name="ce9" office:value-type="string" calcext:value-type="string">
            <text:p>Legion Xiphon Intercepto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ast Attack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1aa296b-1174-464d-b494-b048a1b53b57</text:p>
          </table:table-cell>
          <table:table-cell table:style-name="ce9" office:value-type="string" calcext:value-type="string">
            <text:p>Legion Dreadclaw Drop Pod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ast Attack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d4d975d-44b8-4097-8b5d-b4a93e9ec632</text:p>
          </table:table-cell>
          <table:table-cell table:style-name="ce8" office:value-type="string" calcext:value-type="string">
            <text:p> <text:span text:style-name="T2">Legion Leviathan Dreadnought Talon </text:span>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d611cd4-c362-4977-a775-1a1615af71c4</text:p>
          </table:table-cell>
          <table:table-cell table:style-name="ce9" office:value-type="string" calcext:value-type="string">
            <text:p>Legion Deredeo Dreadnought Talo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a9ab8f8-74ef-4449-b8f8-3049b8d46c74</text:p>
          </table:table-cell>
          <table:table-cell table:style-name="ce9" office:value-type="string" calcext:value-type="string">
            <text:p>Legion Heavy Support Squa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b2634-b4af-40fe-94fe-67590afab1f6</text:p>
          </table:table-cell>
          <table:table-cell table:style-name="ce9" office:value-type="string" calcext:value-type="string">
            <text:p>Legion Predator Squadron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f7fc9c-7977-4ab3-8016-d72201be32d6</text:p>
          </table:table-cell>
          <table:table-cell table:style-name="ce9" office:value-type="string" calcext:value-type="string">
            <text:p>Legion Sicaran Squadro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ff94fcf-2034-4bed-99c8-b3616d4acaa2</text:p>
          </table:table-cell>
          <table:table-cell table:style-name="ce9" office:value-type="string" calcext:value-type="string">
            <text:p>Legion Sicaran Arcus Squadro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e5b75-3606-469b-b4f0-49e59725f361</text:p>
          </table:table-cell>
          <table:table-cell table:style-name="ce9" office:value-type="string" calcext:value-type="string">
            <text:p>Legion Sicaran Punisher Squadro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80bb2a-3890-4739-b711-1844cf2ddd1a</text:p>
          </table:table-cell>
          <table:table-cell table:style-name="ce9" office:value-type="string" calcext:value-type="string">
            <text:p>Legion Sicaran Venator Squadr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aebd96-fd18-41ec-ac60-11841a17a59e</text:p>
          </table:table-cell>
          <table:table-cell table:style-name="ce9" office:value-type="string" calcext:value-type="string">
            <text:p>Legion Sicaran Omega Squadro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4ff335-fe42-44ae-9088-8d0322c7d9f9</text:p>
          </table:table-cell>
          <table:table-cell table:style-name="ce9" office:value-type="string" calcext:value-type="string">
            <text:p>Legion Kratos Squadron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db60a7e-99fb-43f6-a384-a9421435667e</text:p>
          </table:table-cell>
          <table:table-cell table:style-name="ce9" office:value-type="string" calcext:value-type="string">
            <text:p>Legion Land Raider Proteus Carrier Squadro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8b0d1c4-1c3a-4b0a-bab1-bd6d5092cbce</text:p>
          </table:table-cell>
          <table:table-cell table:style-name="ce9" office:value-type="string" calcext:value-type="string">
            <text:p>Legion Land Raider Proteus Explorato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193e33-c0a2-4bf7-817c-1aaec31d6f1d</text:p>
          </table:table-cell>
          <table:table-cell table:style-name="ce9" office:value-type="string" calcext:value-type="string">
            <text:p>Legion Vindicator Squadr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541c99-be60-442a-8e0c-bf5d9fcc3802</text:p>
          </table:table-cell>
          <table:table-cell table:style-name="ce9" office:value-type="string" calcext:value-type="string">
            <text:p>Legion Land Raider Sparta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50322b2-b43d-49c1-99f3-2b153108984e</text:p>
          </table:table-cell>
          <table:table-cell table:style-name="ce9" office:value-type="string" calcext:value-type="string">
            <text:p>Legion Scorpius Squadr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68737a-bfe6-41a9-9024-840bc7ef09ae</text:p>
          </table:table-cell>
          <table:table-cell table:style-name="ce9" office:value-type="string" calcext:value-type="string">
            <text:p>Legion Arquitor Squadr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031077-b8da-4095-8eb5-b85641a40fb2</text:p>
          </table:table-cell>
          <table:table-cell table:style-name="ce9" office:value-type="string" calcext:value-type="string">
            <text:p>Legion Fire Raptor Gunship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a8cf7b-a767-4828-aed2-e77cb0837d07</text:p>
          </table:table-cell>
          <table:table-cell table:style-name="ce9" office:value-type="string" calcext:value-type="string">
            <text:p>Legion Deathstorm Drop Pod Squadron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eb696f-b4ea-4443-af3d-b6173814617a</text:p>
          </table:table-cell>
          <table:table-cell table:style-name="ce9" office:value-type="string" calcext:value-type="string">
            <text:p>Legion Kharybdis Assault Claw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74932e1-095c-48cd-8fff-305f06b1f382</text:p>
          </table:table-cell>
          <table:table-cell table:style-name="ce8" office:value-type="string" calcext:value-type="string">
            <text:p> <text:span text:style-name="T2">Legion Cerberus Squadron</text:span>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Lord of War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ecb7a3-331b-40bc-8f83-98c0021cb890</text:p>
          </table:table-cell>
          <table:table-cell table:style-name="ce9" office:value-type="string" calcext:value-type="string">
            <text:p>Legion Typhon Squadron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Lord of War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b51857e-f49a-429f-8530-e3985310e072</text:p>
          </table:table-cell>
          <table:table-cell table:style-name="ce9" office:value-type="string" calcext:value-type="string">
            <text:p>Legion Glaiv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ord of War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bebb66-f1da-4d4f-9817-a628d5244769</text:p>
          </table:table-cell>
          <table:table-cell table:style-name="ce9" office:value-type="string" calcext:value-type="string">
            <text:p>Legion Fellblade 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Lord of War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fba2df7-1094-4049-96d2-90d78322ef8c</text:p>
          </table:table-cell>
          <table:table-cell table:style-name="ce9" office:value-type="string" calcext:value-type="string">
            <text:p>Legion Falch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Lord of War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914bd6-03f0-4448-8e12-52d434937773</text:p>
          </table:table-cell>
          <table:table-cell table:style-name="ce9" office:value-type="string" calcext:value-type="string">
            <text:p>Legion Thunderhawk Gunship 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Lord of War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5ab7f8-c84c-437a-b8a5-0eac310b527a</text:p>
          </table:table-cell>
          <table:table-cell table:style-name="ce9" office:value-type="string" calcext:value-type="string">
            <text:p>Legion Sokar Stormbird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Lord of War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b9ad8d0-3dd3-446b-9479-bfedbaa82d7b</text:p>
          </table:table-cell>
          <table:table-cell table:style-name="ce9" office:value-type="string" calcext:value-type="string">
            <text:p>Legion Mastodon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ord of War</text:p>
          </table:table-cell>
          <table:table-cell/>
          <table:table-cell table:style-name="Default" office:value-type="string" calcext:value-type="string">
            <text:p>d3a99c0d-229d-4b4f-9639-4ca9a938bb25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f20b29b-af41-4aa1-88fe-98e837c4d8c2</text:p>
          </table:table-cell>
          <table:table-cell office:value-type="string" calcext:value-type="string">
            <text:p>Lion El’Jonso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158" calcext:value-type="float">
            <text:p>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f71477b-cf3c-4848-ae5b-e3670cc86dee</text:p>
          </table:table-cell>
          <table:table-cell office:value-type="string" calcext:value-type="string">
            <text:p>Inner Circle Knights Cenobium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d2c9a0-9172-4695-9f39-b839faab96c0</text:p>
          </table:table-cell>
          <table:table-cell office:value-type="string" calcext:value-type="string">
            <text:p>Dreadwing Interemptor Squa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c6f71b0-8004-4a38-b00a-d3c9f54f4b66</text:p>
          </table:table-cell>
          <table:table-cell office:value-type="string" calcext:value-type="string">
            <text:p>Deathwing Companion Detachmen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b151a5-3e57-4332-aad7-805c000257a7</text:p>
          </table:table-cell>
          <table:table-cell office:value-type="string" calcext:value-type="string">
            <text:p>Corswa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bede4f9-145b-4a9c-9032-814a06c61bac</text:p>
          </table:table-cell>
          <table:table-cell office:value-type="string" calcext:value-type="string">
            <text:p>Markduk Sedra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b45796-b1be-4842-8ea5-f34a8ac9ab76</text:p>
          </table:table-cell>
          <table:table-cell office:value-type="string" calcext:value-type="string">
            <text:p>Jaghatai Khan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182" calcext:value-type="float">
            <text:p>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e093b93-32a1-431c-ad85-718f6b9154b6</text:p>
          </table:table-cell>
          <table:table-cell office:value-type="string" calcext:value-type="string">
            <text:p>Golden Keshig Squadro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184" calcext:value-type="float">
            <text:p>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2b65cd-c896-4760-9fc8-810e900a8559</text:p>
          </table:table-cell>
          <table:table-cell office:value-type="string" calcext:value-type="string">
            <text:p>Ebon Keshig Cohor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185" calcext:value-type="float">
            <text:p>1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d8ae86-e2c0-42c2-b260-f27ed19fdead</text:p>
          </table:table-cell>
          <table:table-cell office:value-type="string" calcext:value-type="string">
            <text:p>Kyzagan Assault Speeder Squadr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st Attack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186" calcext:value-type="float">
            <text:p>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cd7ceb-3182-4da8-be15-2ca47417bc61</text:p>
          </table:table-cell>
          <table:table-cell office:value-type="string" calcext:value-type="string">
            <text:p>Qin X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188" calcext:value-type="float">
            <text:p>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c8cd44-0a91-440c-875b-b1d2e03730a1</text:p>
          </table:table-cell>
          <table:table-cell office:value-type="string" calcext:value-type="string">
            <text:p>Leman Rus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b03f30d-cdac-4d87-9b0d-fae680581bd8</text:p>
          </table:table-cell>
          <table:table-cell office:value-type="string" calcext:value-type="string">
            <text:p>The Wolf-Kin of Ru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06" calcext:value-type="float">
            <text:p>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f9c4b1-ed56-47e4-8da4-a48317febc95</text:p>
          </table:table-cell>
          <table:table-cell office:value-type="string" calcext:value-type="string">
            <text:p>Deathsworn Pack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eb3040-1355-42a5-a2da-25c983a7e0af</text:p>
          </table:table-cell>
          <table:table-cell office:value-type="string" calcext:value-type="string">
            <text:p>Varagyr Wolf Guard Terminator Squa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4b03e4-6c55-4491-a57a-a3839452f586</text:p>
          </table:table-cell>
          <table:table-cell office:value-type="string" calcext:value-type="string">
            <text:p>Grey Slayer Pack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oop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b95004b-bb91-4439-bf55-df93d6d9fcc9</text:p>
          </table:table-cell>
          <table:table-cell office:value-type="string" calcext:value-type="string">
            <text:p>Grey Stalker Pack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oop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14" calcext:value-type="float">
            <text:p>2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1e8c6dc-c1d6-4d60-9d42-77f4e6f869c9</text:p>
          </table:table-cell>
          <table:table-cell office:value-type="string" calcext:value-type="string">
            <text:p>Geigor Fell-han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16" calcext:value-type="float">
            <text:p>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a9a9a8-9cd6-4a3b-bd5e-34053e6f2a93</text:p>
          </table:table-cell>
          <table:table-cell office:value-type="string" calcext:value-type="string">
            <text:p>Hvarl Red-Blad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c9eab-562e-4cc4-bb4f-b23206c9c5e8</text:p>
          </table:table-cell>
          <table:table-cell office:value-type="string" calcext:value-type="string">
            <text:p>Rogarl Dorn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4401be1-a6cd-4d66-b046-46761dc8dc27</text:p>
          </table:table-cell>
          <table:table-cell office:value-type="string" calcext:value-type="string">
            <text:p>Templar Brethr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32" calcext:value-type="float">
            <text:p>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d71f8e-3482-436b-b67b-bfd30c8cb1f9</text:p>
          </table:table-cell>
          <table:table-cell office:value-type="string" calcext:value-type="string">
            <text:p>Phalanx Warder Squad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ast Attack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34" calcext:value-type="float">
            <text:p>2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282fdf-8758-47d5-a798-09fe23558fe8</text:p>
          </table:table-cell>
          <table:table-cell office:value-type="string" calcext:value-type="string">
            <text:p>Sigismund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3a4616-49d8-49d8-9351-2700fbe522e4</text:p>
          </table:table-cell>
          <table:table-cell office:value-type="string" calcext:value-type="string">
            <text:p>Alexis Polux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38" calcext:value-type="float">
            <text:p>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4af95c-ab20-422f-8b2b-bc8ec5ed01dd</text:p>
          </table:table-cell>
          <table:table-cell office:value-type="string" calcext:value-type="string">
            <text:p>Fafnir Ran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ced7e40-fa42-4cbc-9795-59d02941db28</text:p>
          </table:table-cell>
          <table:table-cell office:value-type="string" calcext:value-type="string">
            <text:p>Sanguiniu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54" calcext:value-type="float">
            <text:p>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0e9b0e-b060-45e2-96c7-6d6bf189a89c</text:p>
          </table:table-cell>
          <table:table-cell office:value-type="string" calcext:value-type="string">
            <text:p>Dawnbreaker Cohor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56" calcext:value-type="float">
            <text:p>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d2d195-419f-4b66-9af1-0cd4dc278eb5</text:p>
          </table:table-cell>
          <table:table-cell office:value-type="string" calcext:value-type="string">
            <text:p>Crimson Paladi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58" calcext:value-type="float">
            <text:p>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4620c7-bf55-4547-959b-410165505ed6</text:p>
          </table:table-cell>
          <table:table-cell office:value-type="string" calcext:value-type="string">
            <text:p>The Angel’s Tear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e976076-c91d-4b0d-8817-74945f7257c7</text:p>
          </table:table-cell>
          <table:table-cell office:value-type="string" calcext:value-type="string">
            <text:p>Contemptor-Incaendius Dreadnough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st Attack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62" calcext:value-type="float">
            <text:p>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eefd483-93f6-4c61-8fa3-9efaf4ba0692</text:p>
          </table:table-cell>
          <table:table-cell office:value-type="string" calcext:value-type="string">
            <text:p>Dominion Zepho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64" calcext:value-type="float">
            <text:p>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fb6f4ab-3558-4588-a00d-1a11f799be6b</text:p>
          </table:table-cell>
          <table:table-cell office:value-type="string" calcext:value-type="string">
            <text:p>Chapter Master Raldoro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66" calcext:value-type="float">
            <text:p>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ee8419b-2ea4-4d12-8df7-4086dc4f7ce3</text:p>
          </table:table-cell>
          <table:table-cell office:value-type="string" calcext:value-type="string">
            <text:p>Ferrus manu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8cade3-74f6-4529-92cc-728a2d229115</text:p>
          </table:table-cell>
          <table:table-cell office:value-type="string" calcext:value-type="string">
            <text:p>Gorgon Terminator Squ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82" calcext:value-type="float">
            <text:p>2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086efe6-3e2e-4f65-a829-0eba7cd59be3</text:p>
          </table:table-cell>
          <table:table-cell office:value-type="string" calcext:value-type="string">
            <text:p>Medusan Immortals Squad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83" calcext:value-type="float">
            <text:p>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a1ba38-0f54-4e31-9bba-de81862cc478</text:p>
          </table:table-cell>
          <table:table-cell office:value-type="string" calcext:value-type="string">
            <text:p>Roboute Guilliman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96" calcext:value-type="float">
            <text:p>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29cca3d-6d29-43fb-9f65-c29e414935d4</text:p>
          </table:table-cell>
          <table:table-cell office:value-type="string" calcext:value-type="string">
            <text:p>Invictus Suzerain Squa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d6d5c3c-a4df-4d6f-881b-b2639ab5c114</text:p>
          </table:table-cell>
          <table:table-cell office:value-type="string" calcext:value-type="string">
            <text:p>Praetorian Breacher Squa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299" calcext:value-type="float">
            <text:p>2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ad59f04-f575-40b4-b980-a53cea6b2263</text:p>
          </table:table-cell>
          <table:table-cell office:value-type="string" calcext:value-type="string">
            <text:p>Remus Ventanu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a354ca-59da-4f40-96d8-7f26be5b0ec6</text:p>
          </table:table-cell>
          <table:table-cell office:value-type="string" calcext:value-type="string">
            <text:p>Vulkan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314" calcext:value-type="float">
            <text:p>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4a1b01-30ce-45ab-814d-8b92fd0ae80e</text:p>
          </table:table-cell>
          <table:table-cell office:value-type="string" calcext:value-type="string">
            <text:p>Pyroclast Squa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316" calcext:value-type="float">
            <text:p>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7e3d06e-c172-45bc-9c60-f93f825f6ece</text:p>
          </table:table-cell>
          <table:table-cell office:value-type="string" calcext:value-type="string">
            <text:p>Firedrake Terminator Squa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318" calcext:value-type="float">
            <text:p>3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294793-333d-44a4-9822-6701dc83742e</text:p>
          </table:table-cell>
          <table:table-cell office:value-type="string" calcext:value-type="string">
            <text:p>Corvus Corax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332" calcext:value-type="float">
            <text:p>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cebc0b3-deba-4c1a-ae8f-102006e3cf26</text:p>
          </table:table-cell>
          <table:table-cell office:value-type="string" calcext:value-type="string">
            <text:p>Mor Deythan Squa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95ae927-b1a4-4de5-b735-f49e067b09e7</text:p>
          </table:table-cell>
          <table:table-cell office:value-type="string" calcext:value-type="string">
            <text:p>Dark Fury Squa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ca4e38e2-c91f-41d9-9362-ed0ce5ecd8f9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df8aefb-6ce5-4cec-9432-870f643f227e</text:p>
          </table:table-cell>
          <table:table-cell office:value-type="string" calcext:value-type="string">
            <text:p>Fulgrim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156" calcext:value-type="float">
            <text:p>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b619eb1-7024-41c3-b8fd-9681cfb75995</text:p>
          </table:table-cell>
          <table:table-cell office:value-type="string" calcext:value-type="string">
            <text:p>Phoenix Terminator Squ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158" calcext:value-type="float">
            <text:p>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74820a-cbf9-4436-a823-409495e96846</text:p>
          </table:table-cell>
          <table:table-cell office:value-type="string" calcext:value-type="string">
            <text:p>Palatine Blade Squa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14b582-a7c6-4e77-adb6-9b1ecbdb6e02</text:p>
          </table:table-cell>
          <table:table-cell office:value-type="string" calcext:value-type="string">
            <text:p>Kakophoni Squa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161" calcext:value-type="float">
            <text:p>1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25adb6c-4d72-4333-ad9d-8158a5041e67</text:p>
          </table:table-cell>
          <table:table-cell office:value-type="string" calcext:value-type="string">
            <text:p>Lord Commander Eidolo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635c05-8d8a-4b48-ac35-698aeaaba13d</text:p>
          </table:table-cell>
          <table:table-cell office:value-type="string" calcext:value-type="string">
            <text:p>Captain Saul Tarvitz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5c56d8-2ce2-44e8-9b99-b74a8e03bc73</text:p>
          </table:table-cell>
          <table:table-cell office:value-type="string" calcext:value-type="string">
            <text:p>Captain Luci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80198e5-d5f5-4af6-82a3-bf0076f690df</text:p>
          </table:table-cell>
          <table:table-cell office:value-type="string" calcext:value-type="string">
            <text:p>Perturabo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182" calcext:value-type="float">
            <text:p>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b93139-6320-4ef9-a0cd-c1ddf700da16</text:p>
          </table:table-cell>
          <table:table-cell office:value-type="string" calcext:value-type="string">
            <text:p>Iron Circle Manip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184" calcext:value-type="float">
            <text:p>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a55a48-ead9-471d-a475-6a2ada86cf35</text:p>
          </table:table-cell>
          <table:table-cell office:value-type="string" calcext:value-type="string">
            <text:p>Tyrant Siege Terminator Squa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186" calcext:value-type="float">
            <text:p>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bce19c3-a511-4fd0-a539-ecd7cc43b1a9</text:p>
          </table:table-cell>
          <table:table-cell office:value-type="string" calcext:value-type="string">
            <text:p>Konrad Curz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81eff4-7e7f-4bc0-9c4a-5d66bb6cd48d</text:p>
          </table:table-cell>
          <table:table-cell office:value-type="string" calcext:value-type="string">
            <text:p>Terror Squa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02" calcext:value-type="float">
            <text:p>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422d5e3-6873-4b6d-9fe8-8b0e49388308</text:p>
          </table:table-cell>
          <table:table-cell office:value-type="string" calcext:value-type="string">
            <text:p>Night Raptor Squa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3c25fa-e7c3-407b-98ea-84b2da253d28</text:p>
          </table:table-cell>
          <table:table-cell office:value-type="string" calcext:value-type="string">
            <text:p>Contekar Terminator Squad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8312a9d-ed59-4201-ae51-e2df8d1306ce</text:p>
          </table:table-cell>
          <table:table-cell office:value-type="string" calcext:value-type="string">
            <text:p>Sevata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06" calcext:value-type="float">
            <text:p>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ace1217-841c-4754-ad6e-78ba141c27e5</text:p>
          </table:table-cell>
          <table:table-cell office:value-type="string" calcext:value-type="string">
            <text:p>Angro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5c4a83-89c2-41b9-8019-4ffe96f8e2db</text:p>
          </table:table-cell>
          <table:table-cell office:value-type="string" calcext:value-type="string">
            <text:p>Red Butcher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22" calcext:value-type="float">
            <text:p>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84d389-2dba-41f2-b84d-762d293794a6</text:p>
          </table:table-cell>
          <table:table-cell office:value-type="string" calcext:value-type="string">
            <text:p>Rampager Squa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23" calcext:value-type="float">
            <text:p>2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c2d91c-2705-4eae-be13-f8e29287e0d4</text:p>
          </table:table-cell>
          <table:table-cell office:value-type="string" calcext:value-type="string">
            <text:p>Kharn the Bloody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24" calcext:value-type="float">
            <text:p>2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b48b53-c566-4a84-86b5-23e484644caf</text:p>
          </table:table-cell>
          <table:table-cell office:value-type="string" calcext:value-type="string">
            <text:p>Mortarion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38" calcext:value-type="float">
            <text:p>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490a8a0-03a4-4f9e-9815-18b4442e3eed</text:p>
          </table:table-cell>
          <table:table-cell office:value-type="string" calcext:value-type="string">
            <text:p>Deathshroud Terminator S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cccf9a9-1b0c-4ee2-b500-ef970213cbf4</text:p>
          </table:table-cell>
          <table:table-cell office:value-type="string" calcext:value-type="string">
            <text:p>Grave Warden Squa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vy Support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42" calcext:value-type="float">
            <text:p>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c6741f-8e93-4784-990c-c3f8830473aa</text:p>
          </table:table-cell>
          <table:table-cell office:value-type="string" calcext:value-type="string">
            <text:p>Calas Typh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44" calcext:value-type="float">
            <text:p>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bb007c8-d2d7-4560-bbbc-791566381c5b</text:p>
          </table:table-cell>
          <table:table-cell office:value-type="string" calcext:value-type="string">
            <text:p>Magnus The Red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2472b4-a18d-4f2e-a017-ba87c5e16d46</text:p>
          </table:table-cell>
          <table:table-cell office:value-type="string" calcext:value-type="string">
            <text:p>Sekhmet Terminator Cabal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62" calcext:value-type="float">
            <text:p>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11f4e3a-5dd1-4b2d-99dd-7fe437cdbfb9</text:p>
          </table:table-cell>
          <table:table-cell office:value-type="string" calcext:value-type="string">
            <text:p>Contemptor-Osiron Dreadnought Tal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64" calcext:value-type="float">
            <text:p>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d3afec1-3ab4-4a7c-b1fe-536416e498a1</text:p>
          </table:table-cell>
          <table:table-cell office:value-type="string" calcext:value-type="string">
            <text:p>Castellax-Achea Automat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66" calcext:value-type="float">
            <text:p>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02a30d7-da4e-4ea6-8842-1186d454bd16</text:p>
          </table:table-cell>
          <table:table-cell office:value-type="string" calcext:value-type="string">
            <text:p>Khenetai Occult Cabal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37e646b-40b4-48b2-97fc-80ce74088641</text:p>
          </table:table-cell>
          <table:table-cell office:value-type="string" calcext:value-type="string">
            <text:p>Ahzek Ahrima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52feff-9768-4fe2-98e1-81db752dd95c</text:p>
          </table:table-cell>
          <table:table-cell office:value-type="string" calcext:value-type="string">
            <text:p>Magistus Amo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72" calcext:value-type="float">
            <text:p>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5699b9-5b15-41b0-8234-7b9ecfec6591</text:p>
          </table:table-cell>
          <table:table-cell office:value-type="string" calcext:value-type="string">
            <text:p>Horus Luperca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86" calcext:value-type="float">
            <text:p>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c3f7a72-dd0d-45e8-8a30-a219e4b9720a</text:p>
          </table:table-cell>
          <table:table-cell table:style-name="Default" office:value-type="string" calcext:value-type="string">
            <text:p>Justaerin Terminator Squad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string" calcext:value-type="string">
            <text:p>Elites</text:p>
          </table:table-cell>
          <table:table-cell table:style-name="Default"/>
          <table:table-cell table:style-name="Default" office:value-type="string" calcext:value-type="string">
            <text:p>427565ef-4036-418f-9387-b93a9df6a76b</text:p>
          </table:table-cell>
          <table:table-cell table:style-name="Default" office:value-type="float" office:value="290" calcext:value-type="float">
            <text:p>2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c13458-a1da-4cdf-82bb-678a8af1140e</text:p>
          </table:table-cell>
          <table:table-cell office:value-type="string" calcext:value-type="string">
            <text:p>Reaver Attack Squa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92" calcext:value-type="float">
            <text:p>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1eb2911-ecfe-4193-b50c-89aa7f8f6059</text:p>
          </table:table-cell>
          <table:table-cell office:value-type="string" calcext:value-type="string">
            <text:p>Maloghurst the Twist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93" calcext:value-type="float">
            <text:p>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0b06cc8-9381-4435-8616-6d409e5fe30b</text:p>
          </table:table-cell>
          <table:table-cell office:value-type="string" calcext:value-type="string">
            <text:p>Ezekyle Abadd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94" calcext:value-type="float">
            <text:p>2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d30eed7-ad23-4319-bb1a-b3dc654da986</text:p>
          </table:table-cell>
          <table:table-cell office:value-type="string" calcext:value-type="string">
            <text:p>Garviel Loke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295" calcext:value-type="float">
            <text:p>2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7dbc41-205e-43b4-a567-72164dd568b2</text:p>
          </table:table-cell>
          <table:table-cell office:value-type="string" calcext:value-type="string">
            <text:p>Lorgar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310" calcext:value-type="float">
            <text:p>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8a78fe-7097-46c2-a3f5-33c0c220cbea</text:p>
          </table:table-cell>
          <table:table-cell office:value-type="string" calcext:value-type="string">
            <text:p>Gal Vorbak Squad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312" calcext:value-type="float">
            <text:p>3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ba2d0b-559a-447c-9852-afbb0a36858a</text:p>
          </table:table-cell>
          <table:table-cell office:value-type="string" calcext:value-type="string">
            <text:p>Ashen Circle Squa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313" calcext:value-type="float">
            <text:p>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dac507-daa2-4ab1-9753-2e2c16a7c3e0</text:p>
          </table:table-cell>
          <table:table-cell office:value-type="string" calcext:value-type="string">
            <text:p>Mhara Gal Dreadnough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314" calcext:value-type="float">
            <text:p>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ae0da7-493d-4c47-aa64-d509ce00e75d</text:p>
          </table:table-cell>
          <table:table-cell office:value-type="string" calcext:value-type="string">
            <text:p>Zardu Layak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316" calcext:value-type="float">
            <text:p>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5758410-60be-4163-90a5-2e85e4e5cdf6</text:p>
          </table:table-cell>
          <table:table-cell office:value-type="string" calcext:value-type="string">
            <text:p>Argel T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318" calcext:value-type="float">
            <text:p>3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f38e9-8271-4d23-98fd-0eb59e66c7e8</text:p>
          </table:table-cell>
          <table:table-cell office:value-type="string" calcext:value-type="string">
            <text:p>High Chaplain Erebu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991d9a-367e-4536-b978-08da226599da</text:p>
          </table:table-cell>
          <table:table-cell office:value-type="string" calcext:value-type="string">
            <text:p>Kor Phaero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322" calcext:value-type="float">
            <text:p>3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c2767b-f5f3-4655-a99c-d9d21b917bf3</text:p>
          </table:table-cell>
          <table:table-cell office:value-type="string" calcext:value-type="string">
            <text:p>Alphariu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rimarch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336" calcext:value-type="float">
            <text:p>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f285770-7cd9-4164-bbe7-db73b755c297</text:p>
          </table:table-cell>
          <table:table-cell office:value-type="string" calcext:value-type="string">
            <text:p>Lernean Terminator Squa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lites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338" calcext:value-type="float">
            <text:p>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e9ce44b-33d9-4da6-bb0f-d0f027b380be</text:p>
          </table:table-cell>
          <table:table-cell office:value-type="string" calcext:value-type="string">
            <text:p>Headhunter Kill Tea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ast Attack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339" calcext:value-type="float">
            <text:p>3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5ab06de-d476-4964-ad27-c8d48e7eec0c</text:p>
          </table:table-cell>
          <table:table-cell office:value-type="string" calcext:value-type="string">
            <text:p>Exodu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340" calcext:value-type="float">
            <text:p>3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4deba9-ae74-4093-b4aa-78698f816838</text:p>
          </table:table-cell>
          <table:table-cell office:value-type="string" calcext:value-type="string">
            <text:p>Armillus Dyna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Q</text:p>
          </table:table-cell>
          <table:table-cell/>
          <table:table-cell table:style-name="Default" office:value-type="string" calcext:value-type="string">
            <text:p>427565ef-4036-418f-9387-b93a9df6a76b</text:p>
          </table:table-cell>
          <table:table-cell office:value-type="float" office:value="185" calcext:value-type="float">
            <text:p>185</text:p>
          </table:table-cell>
          <table:table-cell table:number-columns-repeated="1017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luna-Regular" svg:font-family="Calluna-Regular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00-00-00</text:date>, <text:time style:data-style-name="N2" text:time-value="15:56:05.5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7:08:11.229000000</meta:creation-date>
    <dc:date>2022-08-01T23:15:07.272000000</dc:date>
    <meta:editing-duration>PT2H9M57S</meta:editing-duration>
    <meta:editing-cycles>5</meta:editing-cycles>
    <meta:generator>LibreOffice/7.3.3.2$Windows_X86_64 LibreOffice_project/d1d0ea68f081ee2800a922cac8f79445e4603348</meta:generator>
    <meta:document-statistic meta:table-count="1" meta:cell-count="967" meta:object-count="0"/>
  </office:meta>
</office:document-meta>
</file>